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officeooo:paragraph-rsid="001d606f"/>
    </style:style>
    <style:style style:name="P4" style:family="paragraph" style:parent-style-name="Standard">
      <style:paragraph-properties fo:line-height="150%"/>
      <style:text-properties officeooo:paragraph-rsid="002b0af8"/>
    </style:style>
    <style:style style:name="P5" style:family="paragraph" style:parent-style-name="Standard">
      <style:paragraph-properties fo:line-height="150%"/>
      <style:text-properties style:font-name="Arial" fo:font-size="11pt" style:font-size-asian="11pt" style:font-size-complex="11pt"/>
    </style:style>
    <style:style style:name="P6" style:family="paragraph" style:parent-style-name="Standard">
      <style:paragraph-properties fo:line-height="150%" fo:text-align="justify" style:justify-single-word="false"/>
      <style:text-properties style:font-name="Arial" fo:font-size="11pt" style:font-size-asian="11pt" style:font-size-complex="11pt"/>
    </style:style>
    <style:style style:name="P7" style:family="paragraph" style:parent-style-name="Standard">
      <style:paragraph-properties fo:line-height="150%"/>
      <style:text-properties style:font-name="Arial" fo:font-size="11pt" officeooo:paragraph-rsid="0024123d" style:font-size-asian="11pt" style:font-size-complex="11pt"/>
    </style:style>
    <style:style style:name="P8" style:family="paragraph" style:parent-style-name="Standard">
      <style:paragraph-properties fo:line-height="150%"/>
      <style:text-properties style:font-name="Arial" fo:font-size="11pt" officeooo:paragraph-rsid="0025c75a" style:font-size-asian="11pt" style:font-size-complex="11pt"/>
    </style:style>
    <style:style style:name="P9" style:family="paragraph" style:parent-style-name="Standard">
      <style:paragraph-properties fo:line-height="150%" fo:text-align="justify" style:justify-single-word="false"/>
      <style:text-properties fo:color="#000000" loext:opacity="100%" style:font-name="Arial" fo:font-size="11pt" style:font-size-asian="11pt" style:font-size-complex="11pt"/>
    </style:style>
    <style:style style:name="P10" style:family="paragraph" style:parent-style-name="Standard">
      <style:paragraph-properties fo:line-height="150%"/>
      <style:text-properties style:font-name="Times New Roman" fo:font-size="12pt" style:font-size-asian="12pt" style:font-size-complex="12pt"/>
    </style:style>
    <style:style style:name="P11" style:family="paragraph" style:parent-style-name="Standard">
      <style:paragraph-properties fo:line-height="150%"/>
      <style:text-properties style:font-name="Times New Roman" fo:font-size="12pt" officeooo:paragraph-rsid="001d606f" style:font-size-asian="12pt" style:font-size-complex="12pt"/>
    </style:style>
    <style:style style:name="P12" style:family="paragraph" style:parent-style-name="Standard">
      <style:paragraph-properties fo:line-height="150%"/>
      <style:text-properties style:font-name="Times New Roman" fo:font-size="12pt" officeooo:paragraph-rsid="0020fa75" style:font-size-asian="12pt" style:font-size-complex="12pt"/>
    </style:style>
    <style:style style:name="P13" style:family="paragraph" style:parent-style-name="Standard">
      <style:paragraph-properties fo:line-height="150%"/>
      <style:text-properties style:font-name="Times New Roman" fo:font-size="12pt" officeooo:paragraph-rsid="00251efc" style:font-size-asian="12pt" style:font-size-complex="12pt"/>
    </style:style>
    <style:style style:name="P14" style:family="paragraph" style:parent-style-name="Standard">
      <style:paragraph-properties fo:line-height="150%"/>
      <style:text-properties style:font-name="Times New Roman" fo:font-size="12pt" officeooo:paragraph-rsid="002b6971" style:font-size-asian="12pt" style:font-size-complex="12pt"/>
    </style:style>
    <style:style style:name="P15" style:family="paragraph" style:parent-style-name="Standard">
      <style:paragraph-properties fo:line-height="150%"/>
      <style:text-properties style:font-name="Times New Roman" fo:font-size="12pt" officeooo:paragraph-rsid="002c3576" style:font-size-asian="12pt" style:font-size-complex="12pt"/>
    </style:style>
    <style:style style:name="P16" style:family="paragraph" style:parent-style-name="Standard">
      <style:text-properties style:font-name="Times New Roman" fo:font-size="12pt" officeooo:paragraph-rsid="00224086" style:font-size-asian="12pt" style:font-size-complex="12pt"/>
    </style:style>
    <style:style style:name="P17" style:family="paragraph" style:parent-style-name="Standard">
      <style:text-properties style:font-name="Times New Roman" fo:font-size="12pt" officeooo:paragraph-rsid="002c3576" style:font-size-asian="12pt" style:font-size-complex="12pt"/>
    </style:style>
    <style:style style:name="P18" style:family="paragraph" style:parent-style-name="Footnote">
      <style:paragraph-properties fo:margin-left="0cm" fo:margin-right="0cm" fo:text-indent="0cm" style:auto-text-indent="false">
        <style:tab-stops/>
      </style:paragraph-properties>
    </style:style>
    <style:style style:name="P19" style:family="paragraph" style:parent-style-name="Standard" style:master-page-name="">
      <loext:graphic-properties draw:fill="none"/>
      <style:paragraph-properties fo:margin-left="0cm" fo:margin-right="0cm" fo:line-height="150%" fo:text-indent="0cm" style:auto-text-indent="false" style:page-number="auto" fo:background-color="transparent"/>
      <style:text-properties style:font-name="Verdana" fo:font-size="12pt" officeooo:paragraph-rsid="001d606f" style:font-size-asian="12pt" style:font-size-complex="12pt"/>
    </style:style>
    <style:style style:name="P20" style:family="paragraph" style:parent-style-name="Text_20_body">
      <style:paragraph-properties fo:line-height="150%"/>
    </style:style>
    <style:style style:name="P21" style:family="paragraph" style:parent-style-name="Footnote">
      <style:text-properties style:font-name="Arial" fo:language="en" fo:country="US"/>
    </style:style>
    <style:style style:name="P22" style:family="paragraph" style:parent-style-name="Standard" style:master-page-name="MP0">
      <style:paragraph-properties fo:line-height="150%" style:page-number="auto" fo:break-before="page"/>
      <style:text-properties style:font-name="Arial" fo:font-weight="bold" style:font-weight-asian="bold" style:font-weight-complex="bold"/>
    </style:style>
    <style:style style:name="P23" style:family="paragraph" style:parent-style-name="Standard">
      <style:paragraph-properties fo:line-height="15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50%"/>
      <style:text-properties style:font-name="Times New Roman" fo:font-size="12pt" officeooo:paragraph-rsid="0025c75a" style:font-size-asian="12pt" style:font-size-complex="12pt"/>
    </style:style>
    <style:style style:name="P25" style:family="paragraph" style:parent-style-name="Standard">
      <style:paragraph-properties fo:line-height="150%" fo:text-align="justify" style:justify-single-word="false"/>
      <style:text-properties style:font-name="Arial" fo:font-size="11pt" style:font-size-asian="11pt" style:font-size-complex="11pt"/>
    </style:style>
    <style:style style:name="P26" style:family="paragraph" style:parent-style-name="Überschrift_20_2">
      <style:paragraph-properties fo:line-height="150%"/>
      <style:text-properties style:font-name="Arial" fo:font-size="11pt" style:font-size-asian="11pt" style:font-size-complex="11pt"/>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ize="11pt" style:font-size-asian="11pt" style:font-size-complex="11pt"/>
    </style:style>
    <style:style style:name="T4" style:family="text">
      <style:text-properties style:font-name="Arial" fo:font-size="11pt" officeooo:rsid="0083429c" style:font-size-asian="11pt" style:font-size-complex="11pt"/>
    </style:style>
    <style:style style:name="T5" style:family="text">
      <style:text-properties style:font-name="Arial" fo:font-size="11pt" officeooo:rsid="001f288d" style:font-size-asian="11pt" style:font-size-complex="11pt"/>
    </style:style>
    <style:style style:name="T6" style:family="text">
      <style:text-properties style:font-name="Arial" fo:font-size="11pt" officeooo:rsid="0020fa75" style:font-size-asian="11pt" style:font-size-complex="11pt"/>
    </style:style>
    <style:style style:name="T7" style:family="text">
      <style:text-properties style:font-name="Arial" fo:font-size="11pt" officeooo:rsid="0024123d" style:font-size-asian="11pt" style:font-size-complex="11pt"/>
    </style:style>
    <style:style style:name="T8" style:family="text">
      <style:text-properties style:font-name="Arial" fo:font-size="11pt" officeooo:rsid="00251efc" style:font-size-asian="11pt" style:font-size-complex="11pt"/>
    </style:style>
    <style:style style:name="T9" style:family="text">
      <style:text-properties style:font-name="Arial" fo:font-size="11pt" officeooo:rsid="0025c75a" style:font-size-asian="11pt" style:font-size-complex="11pt"/>
    </style:style>
    <style:style style:name="T10" style:family="text">
      <style:text-properties style:font-name="Arial" fo:font-size="11pt" officeooo:rsid="00278e03" style:font-size-asian="11pt" style:font-size-complex="11pt"/>
    </style:style>
    <style:style style:name="T11" style:family="text">
      <style:text-properties style:font-name="Arial" fo:font-size="11pt" officeooo:rsid="00292a9b" style:font-size-asian="11pt" style:font-size-complex="11pt"/>
    </style:style>
    <style:style style:name="T12" style:family="text">
      <style:text-properties style:font-name="Arial" fo:font-size="11pt" officeooo:rsid="002b0af8" style:font-size-asian="11pt" style:font-size-complex="11pt"/>
    </style:style>
    <style:style style:name="T13" style:family="text">
      <style:text-properties style:font-name="Arial" fo:font-size="11pt" officeooo:rsid="002b6971" style:font-size-asian="11pt" style:font-size-complex="11pt"/>
    </style:style>
    <style:style style:name="T14" style:family="text">
      <style:text-properties style:font-name="Arial" fo:font-size="11pt" officeooo:rsid="002c3576" style:font-size-asian="11pt" style:font-size-complex="11pt"/>
    </style:style>
    <style:style style:name="T15" style:family="text">
      <style:text-properties style:font-name="Arial" fo:font-size="11pt" officeooo:rsid="002db1a7" style:font-size-asian="11pt" style:font-size-complex="11pt"/>
    </style:style>
    <style:style style:name="T16" style:family="text">
      <style:text-properties style:font-name="Arial" fo:font-size="11pt" officeooo:rsid="002db1a7" style:font-size-asian="11pt" style:font-name-complex="Mangal" style:font-size-complex="11pt"/>
    </style:style>
    <style:style style:name="T17" style:family="text">
      <style:text-properties style:font-name="Arial" fo:font-size="11pt" fo:font-style="italic" style:font-size-asian="11pt" style:font-style-asian="italic"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style:font-name="Arial" fo:font-size="11pt" fo:font-style="italic" officeooo:rsid="0024123d" style:font-size-asian="11pt" style:font-style-asian="italic" style:font-size-complex="11pt" style:font-style-complex="italic"/>
    </style:style>
    <style:style style:name="T20" style:family="text">
      <style:text-properties style:font-name="Arial" fo:font-size="11pt" fo:font-style="italic" fo:background-color="transparent" loext:char-shading-value="0" style:font-size-asian="11pt" style:font-style-asian="italic" style:font-size-complex="11pt" style:font-style-complex="italic"/>
    </style:style>
    <style:style style:name="T21" style:family="text">
      <style:text-properties style:font-name="Arial" fo:font-size="11pt" fo:background-color="#ffffff" loext:char-shading-value="0" style:font-size-asian="11pt" style:font-size-complex="11pt"/>
    </style:style>
    <style:style style:name="T22" style:family="text">
      <style:text-properties style:font-name="Arial" fo:font-size="11pt" fo:font-weight="bold" style:font-size-asian="11pt" style:font-weight-asian="bold" style:font-size-complex="11pt" style:font-weight-complex="bold"/>
    </style:style>
    <style:style style:name="T23" style:family="text">
      <style:text-properties style:font-name="Arial" fo:font-size="11pt" fo:font-style="normal" style:font-size-asian="11pt" style:font-style-asian="normal" style:font-size-complex="11pt" style:font-style-complex="normal"/>
    </style:style>
    <style:style style:name="T24" style:family="text">
      <style:text-properties style:font-name="Arial" fo:font-size="11pt" fo:font-style="normal" fo:background-color="transparent" loext:char-shading-value="0" style:font-size-asian="11pt" style:font-style-asian="normal" style:font-size-complex="11pt" style:font-style-complex="normal"/>
    </style:style>
    <style:style style:name="T25" style:family="text">
      <style:text-properties style:font-name="Arial" fo:font-size="11pt" fo:background-color="transparent" loext:char-shading-value="0" style:font-size-asian="11pt" style:font-size-complex="11pt"/>
    </style:style>
    <style:style style:name="T26" style:family="text">
      <style:text-properties style:font-name="Arial" fo:font-weight="normal" style:font-weight-asian="normal" style:font-weight-complex="normal"/>
    </style:style>
    <style:style style:name="T27" style:family="text">
      <style:text-properties style:font-name="Arial" fo:language="en" fo:country="US"/>
    </style:style>
    <style:style style:name="T28" style:family="text">
      <style:text-properties style:font-name="Arial" officeooo:rsid="001d24f7"/>
    </style:style>
    <style:style style:name="T29" style:family="text">
      <style:text-properties style:text-position="super 64%" style:font-name="Times New Roman"/>
    </style:style>
    <style:style style:name="T30" style:family="text">
      <style:text-properties fo:color="#000000" loext:opacity="100%" style:font-name="Arial"/>
    </style:style>
    <style:style style:name="T31" style:family="text">
      <style:text-properties fo:color="#000000" loext:opacity="100%" style:font-name="Arial" fo:font-weight="normal" style:font-weight-asian="normal" style:font-weight-complex="normal"/>
    </style:style>
    <style:style style:name="T32" style:family="text">
      <style:text-properties fo:color="#000000" loext:opacity="100%" style:font-name="Arial" fo:language="en" fo:country="US"/>
    </style:style>
    <style:style style:name="T33" style:family="text">
      <style:text-properties fo:color="#28497c" loext:opacity="100%" style:font-name="Arial"/>
    </style:style>
    <style:style style:name="T34" style:family="text">
      <style:text-properties fo:color="#28497c" loext:opacity="100%" style:font-name="Arial" fo:font-style="italic" style:font-style-asian="italic" style:font-style-complex="italic"/>
    </style:style>
    <style:style style:name="T35" style:family="text">
      <style:text-properties style:font-name="Times New Roman"/>
    </style:style>
    <style:style style:name="T36" style:family="text">
      <style:text-properties style:font-name="Times New Roman" fo:font-size="12pt" style:font-size-asian="12pt" style:font-size-complex="12pt"/>
    </style:style>
    <style:style style:name="T37" style:family="text">
      <style:text-properties style:font-name="Times New Roman" fo:font-size="12pt" style:font-size-asian="12pt" style:font-size-complex="12pt" style:font-style-complex="italic"/>
    </style:style>
    <style:style style:name="T38" style:family="text">
      <style:text-properties style:font-name="Times New Roman" fo:font-size="12pt" fo:font-style="italic" style:font-size-asian="12pt" style:font-style-asian="italic" style:font-size-complex="12pt" style:font-style-complex="italic"/>
    </style:style>
    <style:style style:name="T39" style:family="text">
      <style:text-properties style:font-name="Times New Roman" fo:font-size="12pt" fo:font-style="normal" style:font-size-asian="12pt" style:font-style-asian="normal" style:font-size-complex="12pt" style:font-style-complex="normal"/>
    </style:style>
    <style:style style:name="T40" style:family="text">
      <style:text-properties style:font-name="Times New Roman" fo:font-style="italic" style:font-style-asian="italic" style:font-style-complex="italic"/>
    </style:style>
    <style:style style:name="T41" style:family="text">
      <style:text-properties style:font-name="Times New Roman" officeooo:rsid="00819a28"/>
    </style:style>
    <style:style style:name="T42" style:family="text">
      <style:text-properties style:font-name="Times New Roman" fo:font-style="normal" style:font-style-asian="normal" style:font-style-complex="normal"/>
    </style:style>
    <style:style style:name="T43" style:family="text">
      <style:text-properties officeooo:rsid="0082a0a1"/>
    </style:style>
    <style:style style:name="T44" style:family="text">
      <style:text-properties fo:font-style="italic" style:font-style-asian="italic" style:font-style-complex="italic"/>
    </style:style>
    <style:style style:name="T45" style:family="text">
      <style:text-properties fo:font-style="italic" officeooo:rsid="0025c75a" style:font-style-asian="italic" style:font-style-complex="italic"/>
    </style:style>
    <style:style style:name="T46" style:family="text">
      <style:text-properties officeooo:rsid="001f288d"/>
    </style:style>
    <style:style style:name="T47" style:family="text">
      <style:text-properties officeooo:rsid="0020fa75"/>
    </style:style>
    <style:style style:name="T48" style:family="text">
      <style:text-properties officeooo:rsid="0025c75a"/>
    </style:style>
    <style:style style:name="T49" style:family="text">
      <style:text-properties officeooo:rsid="00463b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Kritisch im Netz</text:p>
      <text:p text:style-name="P1"><text:span text:style-name="Absatz-Standardschriftart"><text:span text:style-name="T22">Das Paradoxon der Kunstvermittlung in den sozialen Medien</text:span></text:span></text:p>
      <text:p text:style-name="P5"/>
      <text:p text:style-name="P19"><text:span text:style-name="Absatz-Standardschriftart"><text:span text:style-name="T35">Nach über einem Jahr der Coronapandemie haben sich immer mehr Institutionen notwendigerweise in die digitalen Räume hineingetraut. Im Moment scheint es nur wenige Möglichkeiten außerhalb der </text:span></text:span><text:span text:style-name="Absatz-Standardschriftart"><text:span text:style-name="T40">sozialen Medien</text:span></text:span><text:span text:style-name="Absatz-Standardschriftart"><text:span text:style-name="T35"> zu geben, weiterhin mit Kunst- und Kulturbegeisterten im Kontakt zu bleiben. Die Coronapandemie beschleunigt die Digitalisierung und zeigt, wie ein Leben in einer zunehmend globalisierten Ferngesellschaft</text:span></text:span><text:span text:style-name="Absatz-Standardschriftart"><text:span text:style-name="T29"><text:note text:id="ftn1" text:note-class="footnote"><text:note-citation>1</text:note-citation><text:note-body><text:p text:style-name="P18"><text:span text:style-name="Absatz-Standardschriftart"><text:span text:style-name="T1"><text:s/>vgl. Weibel, Peter. Virus, Viralität, Virtualität. Wie gerade die erste Ferngesellschaft der Menschheitsgeschichte entsteht. In: Neue Zürcher Zeitung, </text:span></text:span><text:span text:style-name="Absatz-Standardschriftart"><text:span text:style-name="T28">20.03.2020</text:span></text:span></text:p></text:note-body></text:note></text:span></text:span><text:span text:style-name="Absatz-Standardschriftart"><text:span text:style-name="T35"> aussehen könnte. </text:span></text:span><text:span text:style-name="Absatz-Standardschriftart"><text:span text:style-name="T41">D</text:span></text:span><text:span text:style-name="Absatz-Standardschriftart"><text:span text:style-name="T35">ie Möglichkeit, sich mit vielen Menschen in einem </text:span></text:span><text:span text:style-name="Absatz-Standardschriftart"><text:span text:style-name="T42">physischen/analogen Raum</text:span></text:span><text:span text:style-name="Absatz-Standardschriftart"><text:span text:style-name="T40"> </text:span></text:span><text:span text:style-name="Absatz-Standardschriftart"><text:span text:style-name="T35">versammeln zu können, wird sich vermutlich in der Zukunft nur noch unter erschwerten Bedingungen ergeben oder sogar ganz ausbleiben – und somit wird der </text:span></text:span><text:span text:style-name="Absatz-Standardschriftart"><text:span text:style-name="T40">digitale Raum</text:span></text:span><text:span text:style-name="Absatz-Standardschriftart"><text:span text:style-name="T35"> immer stärker den </text:span></text:span><text:span text:style-name="Absatz-Standardschriftart"><text:span text:style-name="T42">physischen öffentlichen Raum ablösen.</text:span></text:span></text:p>
      <text:p text:style-name="P11"/>
      <text:p text:style-name="P3"><text:span text:style-name="Absatz-Standardschriftart"><text:span text:style-name="T36">Der </text:span></text:span><text:span text:style-name="Absatz-Standardschriftart"><text:span text:style-name="T38">digitale öffentliche Raum, </text:span></text:span><text:span text:style-name="Absatz-Standardschriftart"><text:span text:style-name="T37">wie er sich etwa in den</text:span></text:span><text:span text:style-name="Absatz-Standardschriftart"><text:span text:style-name="T36"> </text:span></text:span><text:span text:style-name="Absatz-Standardschriftart"><text:span text:style-name="T38">sozialen Medien </text:span></text:span><text:span text:style-name="Absatz-Standardschriftart"><text:span text:style-name="T37">abbildet,</text:span></text:span><text:span text:style-name="Absatz-Standardschriftart"><text:span text:style-name="T36"> unterscheidet sich in vielen Punkten stark vom </text:span></text:span><text:span text:style-name="Absatz-Standardschriftart"><text:span text:style-name="T39">physischen öffentlichen</text:span></text:span><text:span text:style-name="Absatz-Standardschriftart"><text:span text:style-name="T36"> Raum. Alles scheint direkt oder indirekt von einer ökonomischen Bewertung in Form von Likes, Klicks und Abonnent:innen abhängig zu sein.</text:span></text:span></text:p>
      <text:p text:style-name="P11">Wie ist es <text:span text:style-name="T43">dort</text:span> überhaupt möglich, komplexe und prozesshafte Fragestellungen der Kunst und der Kunstvermittlung zu erörtern oder zur Diskussion zu stellen? Was für eine Position kann die Kunstvermittlung in dieser durchökonomisierten Welt einnehmen? Die Schnelligkeit und Oberflächlichkeit der <text:span text:style-name="T44">sozialen Medien</text:span> verändern und beeinflussen auch das Leben im physischen Raum. Jede Person, die sich in <text:span text:style-name="T44">digitalen Räumen</text:span> bewegt und die Inhalte der anderen Nutzer:innen konsumiert, ist zugleich meist selbst auch eine erschaffende Person. In den <text:span text:style-name="T44">sozialen Medien</text:span> werden aus Konsument:innen Produzent:innen. Die Bildwelten, die viele Menschen im <text:span text:style-name="T44">digitalen Raum</text:span> erschaffen und die sie umgeben, sind der Ausgangspunkt für diese Arbeit.</text:p>
      <text:p text:style-name="P11"><text:span text:style-name="Absatz-Standardschriftart"><text:span text:style-name="T3"/></text:span></text:p>
      <text:p text:style-name="P11"><text:span text:style-name="Absatz-Standardschriftart"><text:span text:style-name="T3">Bevor ich tiefer in das Thema einsteige, möchte ich noch kurz einige Begriffe vorstellen. Ich werde in diesem Text sehr häufig die Ausdrücke </text:span></text:span><text:span text:style-name="Absatz-Standardschriftart"><text:span text:style-name="T18">digitaler Raum</text:span></text:span><text:span text:style-name="Absatz-Standardschriftart"><text:span text:style-name="T3"> und </text:span></text:span><text:span text:style-name="Absatz-Standardschriftart"><text:span text:style-name="T18">soziale Medien</text:span></text:span><text:span text:style-name="Absatz-Standardschriftart"><text:span text:style-name="T3"> verwenden. Beide können Verwirrung stiften. Über den </text:span></text:span><text:span text:style-name="Absatz-Standardschriftart"><text:span text:style-name="T18">digitalen Raum</text:span></text:span><text:span text:style-name="Absatz-Standardschriftart"><text:span text:style-name="T3"> zu schreiben, kann nur einen kleinen Ausschnitt bedeuten. Ganz egal wie viel ich scrolle und mich informiere – ich sehe immer nur </text:span></text:span><text:span text:style-name="Absatz-Standardschriftart"><text:span text:style-name="T21">mikroskopa</text:span></text:span><text:span text:style-name="Absatz-Standardschriftart"><text:span text:style-name="T3">rtige Ausschnitte des </text:span></text:span><text:span text:style-name="Absatz-Standardschriftart"><text:span text:style-name="T18">Internets</text:span></text:span><text:span text:style-name="Absatz-Standardschriftart"><text:span text:style-name="T3">. Ähnlich verhält es sich bei den </text:span></text:span><text:span text:style-name="Absatz-Standardschriftart"><text:span text:style-name="T18">sozialen Medien</text:span></text:span><text:span text:style-name="Absatz-Standardschriftart"><text:span text:style-name="T3">. Wenn wir über den </text:span></text:span><text:span text:style-name="Absatz-Standardschriftart"><text:span text:style-name="T18">digitalen Raum</text:span></text:span><text:span text:style-name="Absatz-Standardschriftart"><text:span text:style-name="T3"> sprechen, dann erscheint es so, als gäbe es einen Raum, der abseits des realen, physischen oder auch analogen Raumes existiert. Doch jedes Abbild, jede Handlung, die ich mit meinem digitalen Endgerät durchführe, hat einen direkten Einfluss auf meinen Körper; sei es durch Emotionen oder andere physische Reaktionen. Alles, was auf den öffentlich-privaten Straßen des </text:span></text:span><text:span text:style-name="Absatz-Standardschriftart"><text:span text:style-name="T18">Digitalen</text:span></text:span><text:span text:style-name="Absatz-Standardschriftart"><text:span text:style-name="T3"> passiert, steht in einem direkten Bezug zum Nichtdigitalen. So gibt es im Prinzip auch keine Räume mehr, die nicht eine Wechselbeziehung zum </text:span></text:span><text:span text:style-name="Absatz-Standardschriftart"><text:span text:style-name="T18">Digitalen</text:span></text:span><text:span text:style-name="Absatz-Standardschriftart"><text:span text:style-name="T3"> haben, ganz </text:span></text:span><text:soft-page-break/><text:span text:style-name="Absatz-Standardschriftart"><text:span text:style-name="T3">unabhängig von der Intention. Das ist eine meiner Erkenntnisse, die mich auch dazu bewogen hat, genau über dieses Feld zu schreiben. Denn jedes Verhalten zu oder in der </text:span></text:span><text:span text:style-name="Absatz-Standardschriftart"><text:span text:style-name="T18">digitalen Gesellschaft</text:span></text:span><text:span text:style-name="Absatz-Standardschriftart"><text:span text:style-name="T3"> ist eine Positionierung, insbesondere auch ein passives Ignorieren. </text:span></text:span><text:span text:style-name="Absatz-Standardschriftart"><text:span text:style-name="T4">T</text:span></text:span><text:span text:style-name="Absatz-Standardschriftart"><text:span text:style-name="T3">rotzdem </text:span></text:span><text:span text:style-name="Absatz-Standardschriftart"><text:span text:style-name="T4">werde ich </text:span></text:span><text:span text:style-name="Absatz-Standardschriftart"><text:span text:style-name="T3">in einer ständigen Wiederholung die Begriffe </text:span></text:span><text:span text:style-name="Absatz-Standardschriftart"><text:span text:style-name="T18">digitaler Raum </text:span></text:span><text:span text:style-name="Absatz-Standardschriftart"><text:span text:style-name="T3">und </text:span></text:span><text:span text:style-name="Absatz-Standardschriftart"><text:span text:style-name="T18">soziale Medien</text:span></text:span><text:span text:style-name="Absatz-Standardschriftart"><text:span text:style-name="T3"> verwenden, weil ich es für notwendig erachte, diese Kategorien zu nutzen, um überhaupt in das Gespräch </text:span></text:span><text:span text:style-name="Absatz-Standardschriftart"><text:span text:style-name="T21">über diesen Themenkomplex </text:span></text:span><text:span text:style-name="Absatz-Standardschriftart"><text:span text:style-name="T3">zu kommen.</text:span></text:span></text:p>
      <text:p text:style-name="P5"/>
      <text:p text:style-name="P1"><text:span text:style-name="Absatz-Standardschriftart"><text:span text:style-name="T3">Was sind die Aufgaben und die Problematiken einer künstlerischen Kunstvermittlung in den </text:span></text:span><text:span text:style-name="Absatz-Standardschriftart"><text:span text:style-name="T18">digitalen Räumen</text:span></text:span><text:span text:style-name="Absatz-Standardschriftart"><text:span text:style-name="T3">? Wie können kritische Bildreflexionen in einer schnelllebigen Aufmerksamkeitsökonomie überhaupt eine Sichtbarkeit erfahren?</text:span></text:span></text:p>
      <text:p text:style-name="P5">Während ich zu diesen Themen forsche und recherchiere, absolviere ich ein Praktikum in der Museumskommunikation des Zentrums für Kunst und Medien (ZKM) in Karlsruhe. Sowohl meine praktischen als auch meine theoretischen Ausführungen sind mitunter von meinen Erfahrungen an dieser Institution geprägt. <text:span text:style-name="T46">D</text:span>ie digitalisierte kunstvermittelnde Praxis <text:span text:style-name="T46">ist hier </text:span>schon längst Alltag geworden und das ZKM verfügt über ein breites Spektrum an digitalen Formaten. </text:p>
      <text:p text:style-name="P1"><text:span text:style-name="Absatz-Standardschriftart"><text:span text:style-name="T3">Der Leiter des ZKM, Peter Weibel, spricht in einem Interview mit dem Monopol Magazin über die Notwendigkeit, „dass Museen das bessere Netflix werden müssten“.</text:span></text:span><text:span text:style-name="Footnote_20_Symbol"><text:span text:style-name="T3"><text:note text:id="ftn2" text:note-class="footnote"><text:note-citation>2</text:note-citation><text:note-body><text:p text:style-name="P18"><text:span text:style-name="Strong_20_Emphasis"><text:span text:style-name="T26"><text:s/>Stiegemann, Cornelius</text:span></text:span><text:span text:style-name="Strong_20_Emphasis"><text:span text:style-name="T31">. </text:span></text:span><text:span text:style-name="Strong_20_Emphasis"><text:span text:style-name="T26">Interview mit Peter Weibel. Museen müssen das bessere Netflix werden</text:span></text:span><text:span text:style-name="Strong_20_Emphasis"><text:span text:style-name="T31">. </text:span></text:span><text:a xlink:type="simple" xlink:href="https://www.monopol-magazin.de/peter-weibel-interview-museen-muessen-das-bessere-netflix-werden" office:target-frame-name="_top" xlink:show="replace" text:style-name="Internet_20_link" text:visited-style-name="Visited_20_Internet_20_Link"><text:span text:style-name="Strong_20_Emphasis"><text:span text:style-name="T26">https://www.monopol-magazin.de/peter-weibel-interview-museen-muessen-das-bessere-netflix-werden</text:span></text:span></text:a><text:span text:style-name="Absatz-Standardschriftart"><text:span text:style-name="T2"> </text:span></text:span><text:span text:style-name="Absatz-Standardschriftart"><text:span text:style-name="T1">(Zugriff 31.03.2021)</text:span></text:span><text:span text:style-name="Strong_20_Emphasis"><text:span text:style-name="T30"> </text:span></text:span><text:span text:style-name="Absatz-Standardschriftart"><text:span text:style-name="T1"><text:s text:c="2"/></text:span></text:span></text:p></text:note-body></text:note></text:span></text:span><text:span text:style-name="Absatz-Standardschriftart"><text:span text:style-name="T3"> Netflix </text:span></text:span><text:span text:style-name="Absatz-Standardschriftart"><text:span text:style-name="T5">ist </text:span></text:span><text:span text:style-name="Absatz-Standardschriftart"><text:span text:style-name="T3">mit seiner großen Marktmacht eines der einflussreichsten kulturellen Bildmedien unserer Zeit. Wie aber können sich künstlerische Prozesse überhaupt zu solchen Bildgiganten positionieren oder gar mit ihnen mithalten? Darüber hinaus möchte ich die Frage stellen, ob dies in irgendeiner Art und Weise die Aufgabe von Kulturarbeit im Netz sein sollte. Was unterscheidet Marketingziele von künstlerischen Zielen?</text:span></text:span></text:p>
      <text:p text:style-name="P23"/>
      <text:p text:style-name="P1"><text:span text:style-name="Absatz-Standardschriftart"><text:span text:style-name="T3">Das Paradoxon ist, dass es nahezu unmöglich ist, komplexe und kritische Bildkompetenzen innerhalb der </text:span></text:span><text:span text:style-name="Absatz-Standardschriftart"><text:span text:style-name="T18">sozialen Medien</text:span></text:span><text:span text:style-name="Absatz-Standardschriftart"><text:span text:style-name="T3"> zu generieren, und dass gleichzeitig eine unabdingbare Notwendigkeit existiert, genau in diesen </text:span></text:span><text:span text:style-name="Absatz-Standardschriftart"><text:span text:style-name="T18">digitalen Räumen</text:span></text:span><text:span text:style-name="Absatz-Standardschriftart"><text:span text:style-name="T3"> eine selbstreflexive und kritische Praxis zu etablieren. Da viele Menschen mit und durch diese Kanäle kommunizieren, sind das Denken über Bilder und eine Reflexion über diese Prozesse umso wichtiger geworden. Bei allen Begrenzungen im </text:span></text:span><text:span text:style-name="Absatz-Standardschriftart"><text:span text:style-name="T18">digitalen Raum</text:span></text:span><text:span text:style-name="Absatz-Standardschriftart"><text:span text:style-name="T3"> gibt es durchaus auch ganz neue Möglichkeitsräume, um bisher marginalisierte Themen in den Vordergrund zu rücken. Ich interessiere mich für neue autonome Bereiche im</text:span></text:span><text:span text:style-name="Absatz-Standardschriftart"><text:span text:style-name="T18"> digitalen Raum</text:span></text:span><text:span text:style-name="Absatz-Standardschriftart"><text:span text:style-name="T3"> und dafür, wie die Kunstvermittlung eben diese nutzen kann, um sogar in verkrampften, statischen Institutionen </text:span></text:span><text:span text:style-name="Absatz-Standardschriftart"><text:span text:style-name="T21">antikoloniale</text:span></text:span><text:span text:style-name="Absatz-Standardschriftart"><text:span text:style-name="T3"> und queere Perspektiven viel stärker in den Mittelpunkt zu rücken und vielleicht sogar alte epistemische Gewalten, die diesen Häusern inhärent sind, ins Wanken zu bringen.</text:span></text:span></text:p>
      <text:p text:style-name="P12"/>
      <text:p text:style-name="P20"><text:soft-page-break/><text:span text:style-name="Absatz-Standardschriftart"><text:span text:style-name="T6">Kristin Klein schreibt dazu: </text:span></text:span><text:span text:style-name="Absatz-Standardschriftart"><text:span text:style-name="T3">„Während die Netzkunst zu Beginn der 1990er Jahre mit dem Internet noch eine Hoffnung auf umfassende Demokratisierungsprozesse verband, sieht sich die Kunst gegenwärtig mit einem in fast allen Bereichen kommerziell gewordenen Netz konfrontiert. Zwar haben sich neue kollaborative Formen der Wissensproduktion, Räume des Austauschs in vielzähligen Online-Communitys und Möglichkeiten pluraler Identitätsentwürfe eröffnet, jedoch sind diese in weiten Teilen durch wirtschaftliche Interessen, Aufmerksamkeitsökonomien, Überwachung und affektgeladene Diskussionen überformt.“</text:span></text:span><text:span text:style-name="Footnote_20_Symbol"><text:span text:style-name="T3"><text:note text:id="ftn3" text:note-class="footnote"><text:note-citation>3</text:note-citation><text:note-body><text:p text:style-name="P18"><text:span text:style-name="Absatz-Standardschriftart"><text:span text:style-name="T30"><text:s/>Klein, Kristin, 2010. Branding and Trending. Post-Internet Art im Kontext aktueller Markenökologien. In: Eschment, Jane, Neumann, Hannah, Rodonò, Aurora, Meyer, Torsten (Hrsg.): Arts Education in Transition. Ästhetische Bildung im Kontext kultureller Globalisierung und Digitalisation. Schriftenreihe Kunst Medien Bildung, Band 5. München: kopaed, S. 261–272</text:span></text:span></text:p></text:note-body></text:note></text:span></text:span></text:p>
      <text:p text:style-name="P5">Wie können Künstler:innen, Kunstvermittler:innen und die Kunsträume selbst mit diesen kommerziellen Räumen umgehen? Wird der digitale Raum nur zur Bewerbung von Ausstellungen und Veranstaltungen wahrgenommen oder wird dieser als ein Kulturraum gesehen, der künstlerische Diskurse und Relevanz nicht nur abbildet, sondern auch <text:span text:style-name="T47">selbst </text:span>erschafft?</text:p>
      <text:p text:style-name="P1"><text:span text:style-name="Absatz-Standardschriftart"><text:span text:style-name="T3"/></text:span></text:p>
      <text:p text:style-name="P1"><text:span text:style-name="Absatz-Standardschriftart"><text:span text:style-name="T3">Die Bilderwelten, die uns umgeben, sind schon längst physische Realitäten geworden und eine Trennung zwischen </text:span></text:span><text:span text:style-name="Absatz-Standardschriftart"><text:span text:style-name="T18">Digitalem</text:span></text:span><text:span text:style-name="Absatz-Standardschriftart"><text:span text:style-name="T3"> und </text:span></text:span><text:span text:style-name="Absatz-Standardschriftart"><text:span text:style-name="T17">Analogem</text:span></text:span><text:span text:style-name="Absatz-Standardschriftart"><text:span text:style-name="T3"> ist theoretisch wesentlich schwieriger, als es scheint. Unsere </text:span></text:span><text:span text:style-name="Absatz-Standardschriftart"><text:span text:style-name="T18">digitale Umgebung und Tätigkeiten</text:span></text:span><text:span text:style-name="Absatz-Standardschriftart"><text:span text:style-name="T3"> haben direkte Auswirkungen auf unsere </text:span></text:span><text:span text:style-name="Absatz-Standardschriftart"><text:span text:style-name="T23">physische Situierung</text:span></text:span><text:span text:style-name="Absatz-Standardschriftart"><text:span text:style-name="T3">. Die Bilderwelten beeinflussen unseren Alltag, unsere Entscheidungen und unser Befinden. Allerdings sind, wie bereits beschrieben, die Menschenbilder stark geprägt von der Ökonomisierung dieser Räume</text:span></text:span><text:span text:style-name="Absatz-Standardschriftart"><text:span text:style-name="T18">.</text:span></text:span><text:span text:style-name="Absatz-Standardschriftart"><text:span text:style-name="T3"> Auch wenn die Vielfalt von Aktionen, Bildern und Ideen in den </text:span></text:span><text:span text:style-name="Absatz-Standardschriftart"><text:span text:style-name="T18">sozialen Medien</text:span></text:span><text:span text:style-name="Absatz-Standardschriftart"><text:span text:style-name="T3"> überhaupt nicht greifbar und so divers wie die vielen Menschen ist, die diese Plattformen täglich nutzen, bekommen trotzdem ganz bestimmte Menschenbilder viel mehr Sichtbarkeit als andere. Dies sind vor allem Menschenbilder, die in die kapitalistischen Funktionsweisen von</text:span></text:span><text:span text:style-name="Absatz-Standardschriftart"><text:span text:style-name="T18"> sozialen Plattformen</text:span></text:span><text:span text:style-name="Absatz-Standardschriftart"><text:span text:style-name="T3"> passen.</text:span></text:span><text:span text:style-name="T36"> </text:span></text:p>
      <text:p text:style-name="P16"/>
      <text:p text:style-name="P1"><text:span text:style-name="Absatz-Standardschriftart"><text:span text:style-name="T3">Dazu kommen noch bestimmte Algorithmen, die Körper bewerten und nach der Beurteilung hervorheben oder ausschließen. Es gibt Filter, die Körper normieren und homogenisieren, damit sie sich einfacher in die Bilderökonomien der Räume einpassen. Die bewertenden Algorithmen und normierenden Filter funktionieren nicht nur nach kapitalistischen, sondern auch nach rassistischen, ableistischen und sexistischen Kriterien.</text:span></text:span><text:span text:style-name="Footnote_20_Symbol"><text:span text:style-name="T3"><text:note text:id="ftn4" text:note-class="footnote"><text:note-citation>4</text:note-citation><text:note-body><text:p text:style-name="P18"><text:span text:style-name="Absatz-Standardschriftart"><text:span text:style-name="T27"><text:s/>vgl. Chun, Wendy, 2018. Queerying Homiphily. </text:span></text:span><text:span text:style-name="Absatz-Standardschriftart"><text:span text:style-name="T1">In: Apprich, Clemens (Hrsg.): Pattern Discrimination. Lüneburg: Meson Press, S. 59–97</text:span></text:span></text:p></text:note-body></text:note></text:span></text:span></text:p>
      <text:p text:style-name="P5"/>
      <text:p text:style-name="P5">Meiner Meinung nach haben staatlich geförderte Bildungseinrichtungen, die im Rahmen eines gesellschaftlichen Bildungsauftrags finanziert werden, die Aufgabe, sich in diesen Orten reflexiv zu positionieren. Kunstvermittlung bekommt in <text:span text:style-name="T44">digitalen Räumen</text:span> neue Aufgabenfelder, bei denen es nicht einfach nur um eine Vermittlung von etablierten Kunstwerken und Künstler:innen geht, <text:soft-page-break/>sondern weit darüber hinaus. Die digitale Souveränität und bildnerische Selbstbehauptung stehen im Vordergrund einer künstlerischen Kunstvermittlung im <text:span text:style-name="T44">Digitalen</text:span>.</text:p>
      <text:p text:style-name="P5"/>
      <text:p text:style-name="P1"><text:span text:style-name="Absatz-Standardschriftart"><text:span text:style-name="T3">Als ich begann, kunstvermittlerisch zu arbeiten, habe ich mich bei den Kunst-Koffern</text:span></text:span><text:span text:style-name="Footnote_20_Symbol"><text:span text:style-name="T3"><text:note text:id="ftn5" text:note-class="footnote"><text:note-citation>5</text:note-citation><text:note-body><text:p text:style-name="P18"><text:span text:style-name="Absatz-Standardschriftart"><text:span text:style-name="T30"><text:s/>Mehr dazu unter https://www.kunst-koffer.org/#:~:text= „Die Kunst-Koffer kommen“ bietet Kindern eine individuelle Förderung und die Teilhabe am freien Gestalten. (Zugriff 31.03.2021)</text:span></text:span></text:p></text:note-body></text:note></text:span></text:span><text:span text:style-name="Absatz-Standardschriftart"><text:span text:style-name="T3"> engagiert. Bei diesem kunstvermittlerischen Straßenprojekt war die Hauptaufgabe, niedrigschwellige Kunstpraxis anzubieten. In einer offenen Ateliersituation konnten uns Menschen jeden Alters regelmäßig auf öffentlichen Plätzen besuchen und mit Materialien experimentieren. Neben dem offenen Zugang lag der Fokus dieser Praxis insbesondere auf einem bewertungsfreien Raum, der prozesshaftes Arbeiten ohne eine Funktionalisierung der Entstehungsprozesse möglich macht. Wir wollten hierbei das Bewusstsein unterstützen, dass jeder Mensch die Umgebung mitgestalten kann, dass wir nicht einfach nur von außen bestimmt werden, sondern es viele Möglichkeiten gibt, unser Umfeld zu beeinflussen und selbst mitzuformen.</text:span></text:span></text:p>
      <text:p text:style-name="P5"/>
      <text:p text:style-name="P1"><text:span text:style-name="Absatz-Standardschriftart"><text:span text:style-name="T3">Diesen Freiraum möchte ich mit kunstvermittlerischer Arbeit ins </text:span></text:span><text:span text:style-name="Absatz-Standardschriftart"><text:span text:style-name="T18">Digitale</text:span></text:span><text:span text:style-name="Absatz-Standardschriftart"><text:span text:style-name="T3"> überführen und die Problematiken und Möglichkeiten erläutern. Theoretisch werde ich mich hierbei aber nicht mehr auf den Diskurs des offenen Ateliers beziehen, sondern viel mehr auf die Praxis der Queer Art Education.</text:span></text:span><text:span text:style-name="Footnote_20_Symbol"><text:span text:style-name="T3"><text:note text:id="ftn6" text:note-class="footnote"><text:note-citation>6</text:note-citation><text:note-body><text:p text:style-name="P18"><text:span text:style-name="Absatz-Standardschriftart"><text:span text:style-name="T30"> Setelle, Bernadette, 2015. Queer Art Education. In: Meyer, Torsten und Kolb, Gila (Hrsg): What’s Next? Art Education. München: kopaed, S. 308–311</text:span></text:span></text:p></text:note-body></text:note></text:span></text:span></text:p>
      <text:p text:style-name="P5"/>
      <text:p text:style-name="P1"><text:span text:style-name="Absatz-Standardschriftart"><text:span text:style-name="T3">Für mich denkt eine Queer Art Education eine offene Ateliersituation viel weiter und positioniert sich ganz bewusst entgegen eines kolonialen, heteronormativen, ableistischen Kulturkanons: ein Feld, das neue Perspektiven eröffnet, das visuelle Monopole hinterfragt, marginalisierte Körper in den Fokus nimmt, sich stärker auf körperliche Erfahrungen bezieht und neue Zugänge denkt und schafft.</text:span></text:span></text:p>
      <text:p text:style-name="P5"/>
      <text:p text:style-name="P7">Welche Strategien können wir entwickeln, um so eine freie, dynamische Praxis selbst an statischen Museen zu etablieren?</text:p>
      <text:p text:style-name="P5"/>
      <text:h text:style-name="P26" text:outline-level="2">Aufgaben der Kunstvermittlung in einer digitalisierten Gesellschaft</text:h>
      <text:p text:style-name="P1"><text:span text:style-name="Absatz-Standardschriftart"><text:span text:style-name="T3"/></text:span></text:p>
      <text:p text:style-name="P1"><text:span text:style-name="Absatz-Standardschriftart"><text:span text:style-name="T3">Wenn ich über kunstvermittelnde Praxis referiere, dann bezeichne ich eine selbst künstlerisch wirkende praktische Handlung, die in ihrer Performanz nicht nur Kunst und Kultur zeigt, sondern selbst als eine künstlerische Praxis </text:span></text:span><text:span text:style-name="Absatz-Standardschriftart"><text:span text:style-name="T7">funktioniert</text:span></text:span><text:span text:style-name="Absatz-Standardschriftart"><text:span text:style-name="T3">.</text:span></text:span><text:span text:style-name="Footnote_20_Symbol"><text:span text:style-name="T3"><text:note text:id="ftn7" text:note-class="footnote"><text:note-citation>7</text:note-citation><text:note-body><text:p text:style-name="P18"><text:span text:style-name="Absatz-Standardschriftart"><text:span text:style-name="T1"><text:s/>vgl. Mörsch, Carmen, 2006. Künstlerische Kunstvermittlung. Die Gruppe Kunstcoop im Zwischenraum von Pragmatismus und Dekonstruktion. In: Kittlausz, Viktor, Pauleit, Winfried (Hrsg.): Kunst-Museum-Kontexte. Perspektiven der Kunst- und Kulturvermittlung. Bielefeld, S. 177–194</text:span></text:span></text:p><text:p text:style-name="Footnote"/></text:note-body></text:note></text:span></text:span><text:span text:style-name="Absatz-Standardschriftart"><text:span text:style-name="T3"> Diese Selbstverständlichkeit im </text:span></text:span><text:soft-page-break/><text:span text:style-name="Absatz-Standardschriftart"><text:span text:style-name="T3">kunstvermittelnden Diskurs bekommt eine ganz neue Relevanz im </text:span></text:span><text:span text:style-name="Absatz-Standardschriftart"><text:span text:style-name="T18">digitalen Raum, </text:span></text:span><text:span text:style-name="Absatz-Standardschriftart"><text:span text:style-name="T19">da</text:span></text:span><text:span text:style-name="Absatz-Standardschriftart"><text:span text:style-name="T3"> der digitale Raum selbst ein Raum </text:span></text:span><text:span text:style-name="Absatz-Standardschriftart"><text:span text:style-name="T7">ist</text:span></text:span><text:span text:style-name="Absatz-Standardschriftart"><text:span text:style-name="T3">, in dem Kultur passiert.</text:span></text:span></text:p>
      <text:p text:style-name="P5"/>
      <text:p text:style-name="P5">Um dem Anspruch, Kunst nicht nur abzubilden, sondern selbst künstlerisch im <text:span text:style-name="T44">digitalen Raum </text:span>aufzutreten, gerecht zu werden, ist es notwendig, eine Prozesshaftigkeit zu etablieren. Das Erleben von künstlerischen Prozessen muss dafür nicht einfach im <text:span text:style-name="T44">digitalen Raum</text:span> abgebildet werden, sondern als eigenständige künstlerische Arbeit funktionieren. Nur so können überhaupt Begegnungen und künstlerische Handlungsfelder eingebracht werden.</text:p>
      <text:p text:style-name="P13"/>
      <text:p text:style-name="P5">Die Fragestellung lautet also: Wie können wir die Experimente, die wir ansonsten mit Körpern und Materialien in der analogen Kunstvermittlung durchführen, in <text:span text:style-name="T44">digitale Räume</text:span> transferieren?</text:p>
      <text:p text:style-name="P5"/>
      <text:p text:style-name="P1"><text:span text:style-name="Absatz-Standardschriftart"><text:span text:style-name="T3">Dazu ist es nicht nur essenziell, künstlerische Ausdrucksformen mit und entgegen den </text:span></text:span><text:span text:style-name="Absatz-Standardschriftart"><text:span text:style-name="T18">sozialen Medien</text:span></text:span><text:span text:style-name="Absatz-Standardschriftart"><text:span text:style-name="T3"> zu finden, sondern auch, sich ganz bewusst in ihnen zu verorten. In den Räumen, die allein von ihrer Funktionsstruktur der Kapitalakkumulation verschrieben sind und dementsprechend auch ökonomisierte Bilder hervorbringen, ist es umso wichtiger, Interaktionen und Strategien auf diese Aspekte hin zu überprüfen und zu hinterfragen. Dazu zählt nicht nur eine selbstständige Bildproduktion, die mit den Normierungen im </text:span></text:span><text:span text:style-name="Absatz-Standardschriftart"><text:span text:style-name="T18">Digitalen</text:span></text:span><text:span text:style-name="Absatz-Standardschriftart"><text:span text:style-name="T3"> bricht, sondern </text:span></text:span><text:span text:style-name="Absatz-Standardschriftart"><text:span text:style-name="T8">auch </text:span></text:span><text:span text:style-name="Absatz-Standardschriftart"><text:span text:style-name="T3">Möglichkeitsräume für alle Nutzer:innen der sozialen Medien </text:span></text:span><text:span text:style-name="Absatz-Standardschriftart"><text:span text:style-name="T8">zu schaffen</text:span></text:span><text:span text:style-name="Absatz-Standardschriftart"><text:span text:style-name="T3">, </text:span></text:span><text:span text:style-name="Absatz-Standardschriftart"><text:span text:style-name="T8">dies ebenfalls zu tun</text:span></text:span><text:span text:style-name="Absatz-Standardschriftart"><text:span text:style-name="T3">. Die Aufgabe einer </text:span></text:span><text:span text:style-name="Absatz-Standardschriftart"><text:span text:style-name="T18">digitalen</text:span></text:span><text:span text:style-name="Absatz-Standardschriftart"><text:span text:style-name="T3"> </text:span></text:span><text:span text:style-name="Absatz-Standardschriftart"><text:span text:style-name="T18">Selbstbestimmung</text:span></text:span><text:span text:style-name="Absatz-Standardschriftart"><text:span text:style-name="T3"> ist es, </text:span></text:span><text:span text:style-name="Absatz-Standardschriftart"><text:span text:style-name="T8">einer</text:span></text:span><text:span text:style-name="Absatz-Standardschriftart"><text:span text:style-name="T3"> Vielzahl von Menschen zu ermöglich</text:span></text:span><text:span text:style-name="Absatz-Standardschriftart"><text:span text:style-name="T8">en</text:span></text:span><text:span text:style-name="Absatz-Standardschriftart"><text:span text:style-name="T3">, ganz unabhängig von den zur Verfügung stehenden Ressourcen eigene Bilder und sogenannte </text:span></text:span><text:span text:style-name="Absatz-Standardschriftart"><text:span text:style-name="T18">Images</text:span></text:span><text:span text:style-name="Absatz-Standardschriftart"><text:span text:style-name="T3"> zu produzieren und diese kritisch zu reflektieren.</text:span></text:span></text:p>
      <text:p text:style-name="P1"><text:span text:style-name="Absatz-Standardschriftart"><text:span text:style-name="T3"/></text:span></text:p>
      <text:p text:style-name="P1"><text:span text:style-name="Absatz-Standardschriftart"><text:span text:style-name="T3">Mit </text:span></text:span><text:span text:style-name="Absatz-Standardschriftart"><text:span text:style-name="T18">digitaler Souveränität</text:span></text:span><text:span text:style-name="Absatz-Standardschriftart"><text:span text:style-name="T3"> ist nicht nur die Produktion, sondern auch eine Analysefähigkeit gemeint, die Konsument:innen vo</text:span></text:span><text:span text:style-name="Absatz-Standardschriftart"><text:span text:style-name="T9">r</text:span></text:span><text:span text:style-name="Absatz-Standardschriftart"><text:span text:style-name="T3"> Inhalten und Bildern in den sozialen Medien mündig macht, Prozesse hinter den Bild- und Textproduktionen zu verstehen und diese einordnen zu können. </text:span></text:span></text:p>
      <text:p text:style-name="P5"/>
      <text:p text:style-name="P5">Dafür ist es ebenso notwendig, sich dem liberalen Mythos der sozialen Medien entgegenzustellen. Das Versprechen etwa, dass im Netz jede Person selbst zur:zum erfolgreichen sogenannten Broadcaster:in werden kann, ist ohne die ökonomischen Grundlagen, die für eine Sichtbarkeit in den sozialen Medien sorgen, <text:span text:style-name="T48">eine Legende</text:span>. Dies gehört zu einer Kontextualisierung der Umgebung, in der digitale Bildproduktionen stattfinden. Für eine selbstbestimmte Verortung sind Fragestellungen zu den Funktionsweisen von Algorithmen, künstlicher Intelligenz und der Infrastruktur der sozialen Medien ebenso wichtig.</text:p>
      <text:p text:style-name="P24"/>
      <text:p text:style-name="P8">Künstlerische Strategien im <text:span text:style-name="T44">Netz </text:span>gibt es bereits sehr viele, <text:span text:style-name="T48">die dabei helfen können</text:span>, über künstlerische Bildproduktionen im <text:span text:style-name="T45">Internet</text:span> zu reflektieren. Darüber hinaus braucht es aber auch digitale Werkstätten und Atelierräume, in denen entsprechende Werkzeuge erlernt und erforscht <text:soft-page-break/>werden können. Damit können eigenständige Kunstproduktionen und die Förderung eines Bewusstseins über die Konstruktion von Bildern gewährleistet werden. Wichtig bleibt hierbei viel mehr der Prozess als das Resultat. Workshops oder Fortbildungen in diesen Bereichen sollten das Unfertige bevorzugen. Dies entspricht nicht der Logik von vielen Bildern, die im <text:span text:style-name="T44">Netz</text:span> zu finden sind. Es handelt sich bei Abbildungen von Prozesshaftigkeit immer um einen Gegenentwurf zum abgeschlossenen digitalen Produkt, zu dem wir in den digitalen Räumen immer mehr werden. Das digitale Produkt ist fertig, wird begutachtet, kategorisiert und bewertet. Der Prozess steht für Möglichkeiten, gibt Raum zur Imagination und kann sich viel leichter von Bewertungen befreien und frei machen. Digitale Werkstätten können sowohl Mündigkeiten fördern als auch bewertungsfreiere <text:span text:style-name="T44">digitale Räume</text:span> möglich machen.</text:p>
      <text:p text:style-name="P5"/>
      <text:p text:style-name="P1"><text:span text:style-name="Absatz-Standardschriftart"><text:span text:style-name="T3">Es gilt, eine kritische Praxis gegenüber den Bildzirkulationen und den Bildkonstruktionen zu bestärken. Dafür ist eine Verortung im </text:span></text:span><text:span text:style-name="Absatz-Standardschriftart"><text:span text:style-name="T18">digitalen Raum</text:span></text:span><text:span text:style-name="Absatz-Standardschriftart"><text:span text:style-name="T3"> unabdingbar. Das </text:span></text:span><text:span text:style-name="Absatz-Standardschriftart"><text:span text:style-name="T18">Netz</text:span></text:span><text:span text:style-name="Absatz-Standardschriftart"><text:span text:style-name="T3"> ist nach wie vor ein Ort, in dem Hassnachrichten, Verschwörungstheorien, </text:span></text:span><text:span text:style-name="Absatz-Standardschriftart"><text:span text:style-name="T10">Ableismus, </text:span></text:span><text:span text:style-name="Absatz-Standardschriftart"><text:span text:style-name="T3">Rassismus und Sexismus alltäglich geworden sind. Hier wird die gesellschaftliche Gewalt sichtbar und verstärkt. Diese Tendenzen münden häufig in physischer Gewalt und sind in den </text:span></text:span><text:span text:style-name="Absatz-Standardschriftart"><text:span text:style-name="T18">digitalen Räumen</text:span></text:span><text:span text:style-name="Absatz-Standardschriftart"><text:span text:style-name="T3">, wie sie gerade bestehen, nahezu überall gegenwärtig. </text:span></text:span><text:span text:style-name="Absatz-Standardschriftart"><text:span text:style-name="T10">I</text:span></text:span><text:span text:style-name="Absatz-Standardschriftart"><text:span text:style-name="T3">n diesen Räumen </text:span></text:span><text:span text:style-name="Absatz-Standardschriftart"><text:span text:style-name="T10">muss also </text:span></text:span><text:span text:style-name="Absatz-Standardschriftart"><text:span text:style-name="T3">auch dezidiert eine antifaschistische, demokratisierende und empowernde Position vertreten werden.</text:span></text:span></text:p>
      <text:p text:style-name="P10"/>
      <text:p text:style-name="P4"><text:span text:style-name="Absatz-Standardschriftart"><text:span text:style-name="T3">Spätestens seit der sogenannten „Geflüchtetenkrise“ 2015 sollte uns bewusst sein, dass ein Kompetenzmangel in der Gesellschaft bei der Bewertung digitaler Inhalte zu einer Destabilisierung der Menschenrechte führt. Inszenierte rassistische Bilder haben über Jahre das Internet bestimmt und Plattformen wie YouTube sind bis heute von diesen Bildern </text:span></text:span><text:span text:style-name="Absatz-Standardschriftart"><text:span text:style-name="T21">durchzogen</text:span></text:span><text:span text:style-name="Absatz-Standardschriftart"><text:span text:style-name="T3">. Ohne einen Filter oder eine Reflexion wurden 2015 rassifizierende Bilder und Ideen einfach immer weiter geteilt. Diese extreme Verschiebung des politischen Diskurses hat zu viel Gewalt und mit zu den schrecklichen Attentaten am 09. Oktober 2019 in Halle und am 19. Februar 2020 in Hanau geführt. Solche rechtsextreme Gewalt gab es auch schon vor der Flut an Falschnachrichten, dennoch wurden die Täter von Halle und Hanau beide durch </text:span></text:span><text:span text:style-name="Absatz-Standardschriftart"><text:span text:style-name="T11">maßgeblich </text:span></text:span><text:span text:style-name="Absatz-Standardschriftart"><text:span text:style-name="T3">Gemeinschaften im </text:span></text:span><text:span text:style-name="Absatz-Standardschriftart"><text:span text:style-name="T18">Netz</text:span></text:span><text:span text:style-name="Absatz-Standardschriftart"><text:span text:style-name="T3"> und deren Bilder radikalisiert.</text:span></text:span></text:p>
      <text:p text:style-name="P4"><text:span text:style-name="Absatz-Standardschriftart"><text:span text:style-name="T3">Besonders erwähnen möchte ich hier das Beispiel des Attentäters von Halle, der sich auch in Incel-Foren</text:span></text:span><text:span text:style-name="Footnote_20_Symbol"><text:span text:style-name="T3"><text:note text:id="ftn8" text:note-class="footnote"><text:note-citation>8</text:note-citation><text:note-body><text:p text:style-name="P18"><text:span text:style-name="Absatz-Standardschriftart"><text:span text:style-name="T1"><text:s/>Incels (engl. „involuntary celibate, dt. „unfreiwilliger Zölibatärer“) sind rechtsextreme Frauenhasser, die sich in Internetforen gegenseitig herabsetzen und zu Gewalt gegen Frauen aufrufen. </text:span></text:span><text:span text:style-name="Absatz-Standardschriftart"><text:span text:style-name="T27">Für weitere Informationen: </text:span></text:span><text:span text:style-name="Absatz-Standardschriftart"><text:span text:style-name="T32">Ging, Debbie, 2017. Alphas, betas, and incels. Theorizing the masculinities of the manosphere. In: Men and Masculinities. </text:span></text:span><text:span text:style-name="Absatz-Standardschriftart"><text:span text:style-name="T30">Dublin, S. 638–657,</text:span></text:span><text:span text:style-name="Absatz-Standardschriftart"><text:span text:style-name="T1"> oder zum Anhören: </text:span></text:span><text:span text:style-name="Absatz-Standardschriftart"><text:span text:style-name="T30">Chris Köver im Gespräch mit Veronika Kracher. Die Wut der Unbegehrten (über Incels).</text:span></text:span><text:span text:style-name="Strong_20_Emphasis"><text:span text:style-name="T30"> </text:span></text:span><text:span text:style-name="Absatz-Standardschriftart"><text:span text:style-name="T30">Podcast NPP 194</text:span></text:span><text:span text:style-name="Strong_20_Emphasis"><text:span text:style-name="T30">, </text:span></text:span><text:span text:style-name="Absatz-Standardschriftart"><text:span text:style-name="T30">18.01.2020. </text:span></text:span><text:a xlink:type="simple" xlink:href="https://netzpolitik.org/2020/die-wut-der-unbegehrten/" office:target-frame-name="_top" xlink:show="replace" text:style-name="Internet_20_link" text:visited-style-name="Visited_20_Internet_20_Link"><text:span text:style-name="Absatz-Standardschriftart">https://netzpolitik.org/2020/die-wut-der-unbegehrten/</text:span></text:a><text:span text:style-name="Absatz-Standardschriftart"><text:span text:style-name="T33"> </text:span></text:span><text:span text:style-name="Absatz-Standardschriftart"><text:span text:style-name="T34">Zugriff?</text:span></text:span></text:p></text:note-body></text:note></text:span></text:span><text:span text:style-name="Absatz-Standardschriftart"><text:span text:style-name="T3"> bewegt hat. Dies ist insofern außerordentlich wichtig </text:span></text:span><text:span text:style-name="Absatz-Standardschriftart"><text:span text:style-name="T12">zu betonen</text:span></text:span><text:span text:style-name="Absatz-Standardschriftart"><text:span text:style-name="T3">, da es sich hierbei um rechtsextreme, radikalisierte junge Männer handelt, die in Internetforen gegen Frauen* hetzen und an vielen Frauen*morden weltweit beteiligt sind. Frauen*hass im Internet muss genauso wie </text:span></text:span><text:soft-page-break/><text:span text:style-name="Absatz-Standardschriftart"><text:span text:style-name="T3">auch andere Formen des Hasses </text:span></text:span><text:span text:style-name="Absatz-Standardschriftart"><text:span text:style-name="T12">z.</text:span></text:span><text:span text:style-name="Absatz-Standardschriftart"><text:span text:style-name="T3"> B. gegen Menschen mit Behinderungen oder Menschen mit von der heteronormativen Norm abweichende</text:span></text:span><text:span text:style-name="Absatz-Standardschriftart"><text:span text:style-name="T12">n</text:span></text:span><text:span text:style-name="Absatz-Standardschriftart"><text:span text:style-name="T3"> Leben immer mitgedacht werden.</text:span></text:span></text:p>
      <text:p text:style-name="P14"/>
      <text:p text:style-name="P1"><text:span text:style-name="Absatz-Standardschriftart"><text:span text:style-name="T25">Der </text:span></text:span><text:span text:style-name="Absatz-Standardschriftart"><text:span text:style-name="T20">weiße</text:span></text:span><text:span text:style-name="Absatz-Standardschriftart"><text:span text:style-name="T25"> </text:span></text:span><text:span text:style-name="Absatz-Standardschriftart"><text:span text:style-name="T24">Ku</text:span></text:span><text:span text:style-name="Absatz-Standardschriftart"><text:span text:style-name="T23">nstkanon</text:span></text:span><text:span text:style-name="Absatz-Standardschriftart"><text:span text:style-name="T3"> ist Teil einer rassistischen Kultur. Das Museum beruht in seiner Genealogie auf dem Kolonialismus und setzt diesen bis heute fort. Die volle </text:span></text:span><text:span text:style-name="Absatz-Standardschriftart"><text:span text:style-name="T16">Brutalität</text:span></text:span><text:span text:style-name="Absatz-Standardschriftart"><text:span text:style-name="T3"> zeigt sich in dem Wiederaufbau der kolonialen Wunderkammer des Kaisers</text:span></text:span><text:span text:style-name="Absatz-Standardschriftart"><text:span text:style-name="T21"> in der Mitte Berlins</text:span></text:span><text:span text:style-name="Absatz-Standardschriftart"><text:span text:style-name="T3"> – dem Humboldt Forum.</text:span></text:span></text:p>
      <text:p text:style-name="P1"><text:span text:style-name="Absatz-Standardschriftart"><text:span text:style-name="T3">Dies geschieht parallel zu einer immer weiter wirkenden kolonialen ausbeutenden Struktur, die für den Wohlstand in Ländern Europas an anderen Orten Menschen </text:span></text:span><text:span text:style-name="Absatz-Standardschriftart"><text:span text:style-name="T21">und Ressourcen</text:span></text:span><text:span text:style-name="Absatz-Standardschriftart"><text:span text:style-name="T3"> ausbeutet und ein Überleben dort unmöglich macht. Diese Gewalt muss klar benannt werden, wenn wir über die Dekolonialisierung schreiben. Das bestätigt die Theoretikerin der Kunstvermittlung Carmen Mörsch.</text:span></text:span><text:span text:style-name="Footnote_20_Symbol"><text:span text:style-name="T3"><text:note text:id="ftn9" text:note-class="footnote"><text:note-citation>9</text:note-citation><text:note-body><text:p text:style-name="P18"><text:span text:style-name="Absatz-Standardschriftart"><text:span text:style-name="T1"><text:s/>vgl. Mörsch, Carmen. Decolonizing Arts Education beim Wort genommen. In: Vimeoprofil Kunst und Kunsttheorie in Köln. </text:span></text:span><text:a xlink:type="simple" xlink:href="https://vimeo.com/219882081" office:target-frame-name="_top" xlink:show="replace" text:style-name="Internet_20_link" text:visited-style-name="Visited_20_Internet_20_Link"><text:span text:style-name="Absatz-Standardschriftart"><text:span text:style-name="T27">https://vimeo.com/219882081</text:span></text:span></text:a><text:span text:style-name="Absatz-Standardschriftart"><text:span text:style-name="T27"> (Zugriff 31.03.2021)</text:span></text:span></text:p><text:p text:style-name="P21"><text:s/></text:p></text:note-body></text:note></text:span></text:span><text:span text:style-name="Absatz-Standardschriftart"><text:span text:style-name="T3"> In diesen Kontext gehört </text:span></text:span><text:span text:style-name="Absatz-Standardschriftart"><text:span text:style-name="T13">auch </text:span></text:span><text:span text:style-name="Absatz-Standardschriftart"><text:span text:style-name="T3">die Abschottungspolitik Europas, die an den europäischen Außengrenzen zu Situationen führt, in denen </text:span></text:span><text:span text:style-name="Absatz-Standardschriftart"><text:span text:style-name="T15">gezielt</text:span></text:span><text:span text:style-name="Absatz-Standardschriftart"><text:span text:style-name="T3"> </text:span></text:span><text:span text:style-name="Absatz-Standardschriftart"><text:span text:style-name="T13">S</text:span></text:span><text:span text:style-name="Absatz-Standardschriftart"><text:span text:style-name="T3">chwarze</text:span></text:span><text:span text:style-name="Absatz-Standardschriftart"><text:span text:style-name="T15">s</text:span></text:span><text:span text:style-name="Absatz-Standardschriftart"><text:span text:style-name="T3"> </text:span></text:span><text:span text:style-name="Absatz-Standardschriftart"><text:span text:style-name="T15">Leben vernichtet wird</text:span></text:span><text:span text:style-name="Absatz-Standardschriftart"><text:span text:style-name="T3">. Im Sinne der Necropolitics nach Achille Mbembe</text:span></text:span><text:span text:style-name="Footnote_20_Symbol"><text:span text:style-name="T3"><text:note text:id="ftn10" text:note-class="footnote"><text:note-citation>10</text:note-citation><text:note-body><text:p text:style-name="Footnote"><text:span text:style-name="Absatz-Standardschriftart"><text:span text:style-name="T27"><text:s/>Mbembe, Achile, 2019. Necropolitics. Durham: Duke University Press</text:span></text:span></text:p></text:note-body></text:note></text:span></text:span><text:span text:style-name="Absatz-Standardschriftart"><text:span text:style-name="T3"> gibt es im europäischen Kulturbetrieb einen hegemonialen Frieden, weil außerhalb Europas die Vernichtung von Menschenleben stattfindet und in Kauf genommen wird. Dieser Ausbeutung entgegenzutreten, bedeutet Dekolonialisierung.</text:span></text:span><text:span text:style-name="T36"> </text:span></text:p>
      <text:p text:style-name="P17"/>
      <text:p text:style-name="P15">Die Kunstvermittlung steht nicht außerhalb dieser <text:span text:style-name="T49">ge</text:span>samtgesellschaftliche<text:span text:style-name="T49">n</text:span> Fragestellungen sondern befindet sich mittendrin, deswegen habe ich es für notwendig erachtet, das diese Probleme eine Erwähnung finden. Selbst wenn sicherlich, die Kunstvermittlung nicht allein dafür verantwortlich ist, sollte sie an den Lösungen teilhaben und nicht weiterhin Teil des Problems bleiben. </text:p>
      <text:p text:style-name="P15"/>
      <text:p text:style-name="P1"><text:span text:style-name="Absatz-Standardschriftart"><text:span text:style-name="T3">Hinzu kommt, dass es im gesamtem Kulturbereich eine diskriminierungskritische Praxis braucht, </text:span></text:span><text:span text:style-name="Absatz-Standardschriftart"><text:span text:style-name="T21">denn sonst verlieren alle Bereiche der Kultur</text:span></text:span><text:span text:style-name="Absatz-Standardschriftart"><text:span text:style-name="T3">, ob Institutionen, Kunsträume oder Wissenschaften, die nur einen Bruchteil der Gesamtbevölkerung abbilden, jegliche Legitimität und Relevanz. Das kann nur verhindert werden, indem alle Bereiche und Felder sowie ihre Beteiligten sich ganz bewusst breit aufstellen und sich die gesellschaftliche Diversität so auch in Kulturproduktionen wiederfindet.</text:span></text:span></text:p>
      <text:p text:style-name="P1"><text:span text:style-name="Absatz-Standardschriftart"><text:span text:style-name="T3">Daneben stehen insbesondere in einer digitalisierten Praxis noch weitere Herausforderungen: etwa Fragen der Nachhaltigkeit, sowohl im ökologischen als auch im arbeitsrechtlichen Sinne. Darauf wird an dieser Stelle nur kurz verwiesen, </text:span></text:span><text:span text:style-name="Absatz-Standardschriftart"><text:span text:style-name="T14">sollte</text:span></text:span><text:span text:style-name="Absatz-Standardschriftart"><text:span text:style-name="T3"> aber bei allen Konzeptionen und Strategien stets mitgedacht werden. Diese Aspekte gilt es in eine kritische, digitale Kunstvermittlung einzuweben, sowohl durch Praxis als auch durch Inhalte, aber vor allem durch praktische Unterstützungen von bereits existierenden Initiativen und Formaten. Die Institutionen müssen nicht </text:span></text:span><text:soft-page-break/><text:span text:style-name="Absatz-Standardschriftart"><text:span text:style-name="T3">nach außen treten, wenn sie sowieso nichts zu sagen haben, sondern sie müssen zunächst verlernen, sie müssen Informationen zulassen und aufnehmen und insbesondere die institutionellen, </text:span></text:span><text:span text:style-name="Absatz-Standardschriftart"><text:span text:style-name="T21">akademisierten</text:span></text:span><text:span text:style-name="Absatz-Standardschriftart"><text:span text:style-name="T3"> gläsernen Mauern einreißen.</text:span></text:span></text:p>
      <text:p text:style-name="P5"/>
      <text:p text:style-name="P2"><text:span text:style-name="Absatz-Standardschriftart"><text:span text:style-name="T3">Die Kunstvermittlung steht nicht außerhalb der gesamtgesellschaftlichen Fragestellungen, sondern befindet sich mittendrin, weshalb ich es für notwendig erachte, diese Probleme zu erwähnen und zu erläutern. Selbst wenn die Kunstvermittlung nicht allein dafür verantwortlich ist, sollte sie sich an den Lösungen beteiligen und sich der Tatsache bewusst werden, dass sie ein Teil des Problems ist.</text:span></text:span></text:p>
      <text:p text:style-name="P2"><text:span text:style-name="Absatz-Standardschriftart"><text:span text:style-name="T3">Der digitale Raum</text:span></text:span><text:span text:style-name="Absatz-Standardschriftart"><text:span text:style-name="T18"> </text:span></text:span><text:span text:style-name="Absatz-Standardschriftart"><text:span text:style-name="T3">kann für die kunstvermittelnde Praxis eine neue Chance für eine autonome und kritische Arbeit sein, da wir hier </text:span></text:span><text:span text:style-name="Absatz-Standardschriftart"><text:span text:style-name="T14">teilweise </text:span></text:span><text:span text:style-name="Absatz-Standardschriftart"><text:span text:style-name="T3">unabhängig vom physischen Raum agieren können und selbstbestimmt Themen, Ideen und Schwerpunkte setzen müssen.</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ick Schamborski ist Medienkünstler*in, Kurator*in und Kunstvermittler*in mit einem Fokus auf diskriminierungskritischer Kulturarbeit. Während des Studiums bei Prof. Candice Breitz an der Hochschule für Bildende Künste in Braunschweig arbeitete Nick Schamborski in der Kunst- und Kulturvermittlung der Abteilung Museumskommunikation am ZKM | Zentrum für Kunst und Medien Karlsruhe zu gesellschaftlichen Fragen der digitalen Souveränität im Rahmen des Forschungsprojekts digilog@bw. Hierbei hat Nick Schamborski anhand einer Queer Art Education feministische und intersektionale Diskurse der Visual Culture Studies mit denen der Kunstvermittlung verbunde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loext:hyphenation-no-caps="false"/>
    </style:style>
    <style:style style:name="Überarbeitung"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loext:hyphenation-no-caps="false"/>
    </style:style>
    <style:style style:name="Absatz-Standardschriftar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Numbering_20_Symbols" style:display-name="Numbering Symbols" style:family="text"/>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Fußnotenzeichen" style:family="text" style:parent-style-name="Absatz-Standardschriftart">
      <style:text-properties style:text-position="super 67%"/>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1.2$MacOSX_X86_64 LibreOffice_project/fe0b08f4af1bacafe4c7ecc87ce55bb426164676</meta:generator>
    <meta:initial-creator>Martin Krenn</meta:initial-creator>
    <meta:creation-date>2021-04-09T07:54:00Z</meta:creation-date>
    <dc:date>2021-04-12T16:58:45.833495000</dc:date>
    <meta:print-date>2021-04-09T07:37:00Z</meta:print-date>
    <meta:editing-cycles>10</meta:editing-cycles>
    <meta:editing-duration>PT1H37S</meta:editing-duration>
    <meta:document-statistic meta:table-count="0" meta:image-count="0" meta:object-count="0" meta:page-count="8" meta:paragraph-count="49" meta:word-count="2952" meta:character-count="22309" meta:non-whitespace-character-count="19388"/>
    <meta:template xlink:type="simple" xlink:actuate="onRequest" xlink:title="" xlink:href="Normal.dotm"/>
  </office:meta>
</office:document-meta>
</file>